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130000001384E27BE5D155F4D8.png" manifest:media-type="image/png"/>
  <manifest:file-entry manifest:full-path="Pictures/100005FF000001F7000001F749F48E44267529DE.svg" manifest:media-type="image/svg+xml"/>
  <manifest:file-entry manifest:full-path="Pictures/1000000100000013000000130993DB46E93821E5.png" manifest:media-type="image/png"/>
  <manifest:file-entry manifest:full-path="Pictures/10000485000001F7000001F73AFA0144116D203E.svg" manifest:media-type="image/svg+xml"/>
  <manifest:file-entry manifest:full-path="Pictures/100000010000003A0000003F4E05E7926F53B413.png" manifest:media-type="image/png"/>
  <manifest:file-entry manifest:full-path="Pictures/10000C06000001F7000001F73409F95105719E30.svg" manifest:media-type="image/svg+xml"/>
  <manifest:file-entry manifest:full-path="Pictures/10000532000001DC000001DC084A167CBC806673.svg" manifest:media-type="image/svg+xml"/>
  <manifest:file-entry manifest:full-path="Pictures/10000001000000B5000000A6421BF48000432E27.png" manifest:media-type="image/png"/>
  <manifest:file-entry manifest:full-path="Pictures/10001E4D000012B5000011289E56AD2A4F496474.svg" manifest:media-type="image/svg+xml"/>
  <manifest:file-entry manifest:full-path="Pictures/10000001000000FB000000FB973982E8BBD11C71.png" manifest:media-type="image/png"/>
  <manifest:file-entry manifest:full-path="Pictures/1000000100000015000000156D01D1C5765AAB8B.png" manifest:media-type="image/png"/>
  <manifest:file-entry manifest:full-path="Pictures/10000293000019F1000019F1649D262765CCC97D.svg" manifest:media-type="image/svg+xml"/>
  <manifest:file-entry manifest:full-path="Pictures/10000001000000FB000000FB342C4D4F94661AAF.png" manifest:media-type="image/png"/>
  <manifest:file-entry manifest:full-path="Pictures/100002E2000019F1000019F1CF177BE08DD91D64.svg" manifest:media-type="image/svg+xml"/>
  <manifest:file-entry manifest:full-path="Pictures/100002580000022C0000022C26C1FCB777F2C1D4.svg" manifest:media-type="image/svg+xml"/>
  <manifest:file-entry manifest:full-path="Pictures/10000001000000150000001516FF734CAE7B03A0.png" manifest:media-type="image/png"/>
  <manifest:file-entry manifest:full-path="Pictures/10000D690000022C0000022C71D2310D95581FFD.svg" manifest:media-type="image/svg+xml"/>
  <manifest:file-entry manifest:full-path="Pictures/10000001000000FB000000FBF1CDF1E323ADFA69.png" manifest:media-type="image/png"/>
  <manifest:file-entry manifest:full-path="Pictures/1000000100000013000000135D8BD4CD8A9999A6.png" manifest:media-type="image/png"/>
  <manifest:file-entry manifest:full-path="Pictures/100000010000001200000012A1AC83D321DED24D.png" manifest:media-type="image/png"/>
  <manifest:file-entry manifest:full-path="Pictures/1000000100000013000000134F9F12DF57E11111.png" manifest:media-type="image/png"/>
  <manifest:file-entry manifest:full-path="Pictures/10000344000019F1000019F1C725F297DA152854.svg" manifest:media-type="image/svg+xml"/>
  <manifest:file-entry manifest:full-path="Pictures/100006D2000001F7000001F721954318D923AD88.svg" manifest:media-type="image/svg+xml"/>
  <manifest:file-entry manifest:full-path="Pictures/10000834000019F1000019F1D30C510803062840.svg" manifest:media-type="image/svg+xml"/>
  <manifest:file-entry manifest:full-path="Pictures/10000001000000FB000000FBF36D0AABF7BC26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e77" draw:textarea-horizontal-align="justify" draw:textarea-vertical-align="middle" draw:auto-grow-height="false" fo:min-height="4.89cm" fo:min-width="3.009cm" loext:decorative="false"/>
    </style:style>
    <style:style style:name="gr2" style:family="graphic" style:parent-style-name="standard">
      <style:graphic-properties draw:stroke="dash" draw:stroke-dash="Dash" svg:stroke-width="0.051cm" draw:marker-start-width="0.279cm" draw:marker-end-width="0.279cm" draw:fill="none" loext:fill-use-slide-background="false" draw:textarea-horizontal-align="justify" draw:textarea-vertical-align="middle" draw:auto-grow-height="false" fo:min-height="12.182cm" fo:min-width="16.644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5.565cm" loext:decorative="false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732cm" fo:min-width="5.144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2.732cm" fo:min-width="11.39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11.0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4.19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1.8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1.744cm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134cm" svg:stroke-color="#ff0000" draw:marker-start="" draw:marker-start-width="0.401cm" draw:marker-start-center="false" draw:marker-end="" draw:marker-end-width="0.401cm" draw:marker-end-center="false" svg:stroke-opacity="100%" draw:stroke-linejoin="round" svg:stroke-linecap="round" draw:fill="solid" draw:fill-color="#ff0000" loext:fill-use-slide-background="false" draw:textarea-horizontal-align="justify" draw:textarea-vertical-align="middle" draw:auto-grow-height="false" fo:min-height="0.843cm" fo:min-width="0.539cm" fo:padding-top="0.192cm" fo:padding-bottom="0.192cm" fo:padding-left="0.317cm" fo:padding-right="0.317cm" fo:wrap-option="wrap" draw:shadow="hidden" draw:shadow-offset-x="0.071cm" draw:shadow-offset-y="0.071cm" draw:shadow-color="#c9211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 loext:decorative="false"/>
      <style:paragraph-properties style:writing-mode="lr-tb"/>
    </style:style>
    <style:style style:name="gr15" style:family="graphic" style:parent-style-name="standard">
      <style:graphic-properties draw:marker-end="Linienspitzen_20_5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5.1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2.0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1.5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5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ff6a52" draw:marker-start-width="0.358cm" draw:marker-end="Linienspitzen_20_6" draw:marker-end-width="0.458cm" draw:fill="none" draw:textarea-vertical-align="middle" fo:padding-top="0.177cm" fo:padding-bottom="0.177cm" fo:padding-left="0.302cm" fo:padding-right="0.302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929cm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ff6a52" draw:marker-start-width="0.359cm" draw:marker-end="Linienspitzen_20_5" draw:marker-end-width="0.359cm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-color="#ff8e7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.7999992370605pt"/>
    </style:style>
    <style:style style:name="P4" style:family="paragraph">
      <loext:graphic-properties draw:fill="none" draw:fill-color="#ffffff"/>
      <style:text-properties fo:font-size="12.1000003814697pt" style:font-size-asian="10.5pt" style:font-size-complex="10.5pt"/>
    </style:style>
    <style:style style:name="P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6.2000007629395pt" style:font-size-asian="14pt" style:font-size-complex="14pt"/>
    </style:style>
    <style:style style:name="P8" style:family="paragraph">
      <loext:graphic-properties draw:fill="none" draw:fill-color="#ffffff"/>
      <style:text-properties fo:font-size="12.6999998092651pt" style:font-size-asian="11pt" style:font-size-complex="11pt"/>
    </style:style>
    <style:style style:name="P9" style:family="paragraph">
      <loext:graphic-properties draw:fill="none" draw:fill-color="#ffffff"/>
      <style:paragraph-properties fo:text-align="center"/>
      <style:text-properties fo:font-size="16.2000007629395pt" style:font-size-asian="14pt" style:font-size-complex="14pt"/>
    </style:style>
    <style:style style:name="P10" style:family="paragraph">
      <loext:graphic-properties draw:fill="none" draw:fill-color="#ffffff"/>
      <style:text-properties fo:font-size="15pt" style:font-size-asian="13pt" style:font-size-complex="13pt"/>
    </style:style>
    <style:style style:name="T1" style:family="text">
      <style:text-properties fo:font-size="20.799999237060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.509cm" svg:height="5.14cm" svg:x="25.40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94cm" svg:height="12.482cm" svg:x="6.216cm" svg:y="5.7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65cm" svg:height="1.112cm" svg:x="6.124cm" svg:y="4.603cm">
          <draw:text-box>
            <text:p><text:span text:style-name="T1">Customer Tenant</text:span></text:p>
          </draw:text-box>
        </draw:frame>
        <draw:frame draw:style-name="gr4" draw:text-style-name="P2" draw:layer="layout" svg:width="7.339cm" svg:height="7.678cm" svg:x="-9.825cm" svg:y="8.076cm">
          <draw:image xlink:href="Pictures/10000344000019F1000019F1C725F297DA152854.svg" xlink:type="simple" xlink:show="embed" xlink:actuate="onLoad" draw:mime-type="image/svg+xml">
            <text:p/>
          </draw:image>
          <draw:image xlink:href="Pictures/10000001000000FB000000FB973982E8BBD11C71.png" xlink:type="simple" xlink:show="embed" xlink:actuate="onLoad" draw:mime-type="image/png"/>
        </draw:frame>
        <draw:frame draw:style-name="gr4" draw:text-style-name="P2" draw:layer="layout" svg:width="3.509cm" svg:height="3.671cm" svg:x="-0.1cm" svg:y="13.822cm">
          <draw:image xlink:href="Pictures/10000293000019F1000019F1649D262765CCC97D.svg" xlink:type="simple" xlink:show="embed" xlink:actuate="onLoad" draw:mime-type="image/svg+xml">
            <text:p/>
          </draw:image>
          <draw:image xlink:href="Pictures/10000001000000FB000000FB342C4D4F94661AAF.png" xlink:type="simple" xlink:show="embed" xlink:actuate="onLoad" draw:mime-type="image/png"/>
        </draw:frame>
        <draw:frame draw:style-name="gr4" draw:text-style-name="P2" draw:layer="layout" svg:width="5.582cm" svg:height="5.839cm" svg:x="-8.07cm" svg:y="0.768cm">
          <draw:image xlink:href="Pictures/100002580000022C0000022C26C1FCB777F2C1D4.svg" xlink:type="simple" xlink:show="embed" xlink:actuate="onLoad" draw:mime-type="image/svg+xml">
            <text:p/>
          </draw:image>
          <draw:image xlink:href="Pictures/10000001000000150000001516FF734CAE7B03A0.png" xlink:type="simple" xlink:show="embed" xlink:actuate="onLoad" draw:mime-type="image/png"/>
        </draw:frame>
        <draw:frame draw:style-name="gr4" draw:text-style-name="P2" draw:layer="layout" svg:width="3.201cm" svg:height="3.349cm" svg:x="33.982cm" svg:y="0.322cm">
          <draw:image xlink:href="Pictures/10000D690000022C0000022C71D2310D95581FFD.svg" xlink:type="simple" xlink:show="embed" xlink:actuate="onLoad" draw:mime-type="image/svg+xml">
            <text:p/>
          </draw:image>
          <draw:image xlink:href="Pictures/1000000100000015000000156D01D1C5765AAB8B.png" xlink:type="simple" xlink:show="embed" xlink:actuate="onLoad" draw:mime-type="image/png"/>
        </draw:frame>
        <draw:frame draw:style-name="gr4" draw:text-style-name="P2" draw:layer="layout" svg:width="7.339cm" svg:height="7.678cm" svg:x="33.016cm" svg:y="9.943cm">
          <draw:image xlink:href="Pictures/100002E2000019F1000019F1CF177BE08DD91D64.svg" xlink:type="simple" xlink:show="embed" xlink:actuate="onLoad" draw:mime-type="image/svg+xml">
            <text:p/>
          </draw:image>
          <draw:image xlink:href="Pictures/10000001000000FB000000FBF1CDF1E323ADFA69.png" xlink:type="simple" xlink:show="embed" xlink:actuate="onLoad" draw:mime-type="image/png"/>
        </draw:frame>
        <draw:frame draw:style-name="gr4" draw:text-style-name="P2" draw:layer="layout" svg:width="4.913cm" svg:height="5.14cm" svg:x="33.688cm" svg:y="4.405cm">
          <draw:image xlink:href="Pictures/10000834000019F1000019F1D30C510803062840.svg" xlink:type="simple" xlink:show="embed" xlink:actuate="onLoad" draw:mime-type="image/svg+xml">
            <text:p/>
          </draw:image>
          <draw:image xlink:href="Pictures/10000001000000FB000000FBF36D0AABF7BC2687.png" xlink:type="simple" xlink:show="embed" xlink:actuate="onLoad" draw:mime-type="image/png"/>
        </draw:frame>
        <draw:frame draw:style-name="gr4" draw:text-style-name="P2" draw:layer="layout" svg:width="3.509cm" svg:height="3.671cm" svg:x="26.316cm" svg:y="13.823cm">
          <draw:image xlink:href="Pictures/10000293000019F1000019F1649D262765CCC97D.svg" xlink:type="simple" xlink:show="embed" xlink:actuate="onLoad" draw:mime-type="image/svg+xml">
            <text:p/>
          </draw:image>
          <draw:image xlink:href="Pictures/10000001000000FB000000FB342C4D4F94661AAF.png" xlink:type="simple" xlink:show="embed" xlink:actuate="onLoad" draw:mime-type="image/png"/>
        </draw:frame>
        <draw:line draw:style-name="gr5" draw:text-style-name="P2" draw:layer="layout" svg:x1="3.409cm" svg:y1="16.051cm" svg:x2="8.672cm" svg:y2="16.051cm">
          <text:p/>
        </draw:line>
        <draw:line draw:style-name="gr6" draw:text-style-name="P2" draw:layer="layout" svg:x1="26.218cm" svg:y1="16.051cm" svg:x2="21.657cm" svg:y2="16.051cm">
          <text:p/>
        </draw:line>
        <draw:frame draw:style-name="gr4" draw:text-style-name="P2" xml:id="id3" draw:id="id3" draw:layer="layout" svg:width="1.291cm" svg:height="1.351cm" svg:x="9.487cm" svg:y="13.165cm">
          <draw:image xlink:href="Pictures/100006D2000001F7000001F721954318D923AD88.svg" xlink:type="simple" xlink:show="embed" xlink:actuate="onLoad" draw:mime-type="image/svg+xml">
            <text:p/>
          </draw:image>
          <draw:image xlink:href="Pictures/1000000100000013000000134F9F12DF57E11111.png" xlink:type="simple" xlink:show="embed" xlink:actuate="onLoad" draw:mime-type="image/png"/>
          <svg:title>Icon-general-7</svg:title>
        </draw:frame>
        <draw:custom-shape draw:style-name="gr7" draw:text-style-name="P2" xml:id="id4" draw:id="id4" draw:layer="layout" svg:width="5.966cm" svg:height="3.304cm" svg:x="7.951cm" svg:y="7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966cm" svg:height="3.304cm" svg:x="15.8cm" svg:y="7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2.219cm" svg:height="3.304cm" svg:x="9.098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1.534cm" svg:height="1.112cm" svg:x="10.764cm" svg:y="13.319cm">
          <draw:text-box>
            <text:p><text:span text:style-name="T1">Managed Resource Group (MRG)</text:span></text:p>
          </draw:text-box>
        </draw:frame>
        <draw:frame draw:style-name="gr4" draw:text-style-name="P2" xml:id="id2" draw:id="id2" draw:layer="layout" svg:width="1.291cm" svg:height="1.351cm" svg:x="7.939cm" svg:y="5.881cm">
          <draw:image xlink:href="Pictures/100006D2000001F7000001F721954318D923AD88.svg" xlink:type="simple" xlink:show="embed" xlink:actuate="onLoad" draw:mime-type="image/svg+xml">
            <text:p/>
          </draw:image>
          <draw:image xlink:href="Pictures/1000000100000013000000134F9F12DF57E11111.png" xlink:type="simple" xlink:show="embed" xlink:actuate="onLoad" draw:mime-type="image/png"/>
          <svg:title>Icon-general-7</svg:title>
        </draw:frame>
        <draw:frame draw:style-name="gr10" draw:text-style-name="P3" draw:layer="layout" svg:width="4.697cm" svg:height="1.112cm" svg:x="9.081cm" svg:y="5.977cm">
          <draw:text-box>
            <text:p><text:span text:style-name="T1">Res.Group A</text:span></text:p>
          </draw:text-box>
        </draw:frame>
        <draw:frame draw:style-name="gr4" draw:text-style-name="P2" draw:layer="layout" svg:width="1.291cm" svg:height="1.351cm" svg:x="15.898cm" svg:y="5.881cm">
          <draw:image xlink:href="Pictures/100006D2000001F7000001F721954318D923AD88.svg" xlink:type="simple" xlink:show="embed" xlink:actuate="onLoad" draw:mime-type="image/svg+xml">
            <text:p/>
          </draw:image>
          <draw:image xlink:href="Pictures/1000000100000013000000134F9F12DF57E11111.png" xlink:type="simple" xlink:show="embed" xlink:actuate="onLoad" draw:mime-type="image/png"/>
          <svg:title>Icon-general-7</svg:title>
        </draw:frame>
        <draw:frame draw:style-name="gr10" draw:text-style-name="P3" draw:layer="layout" svg:width="4.697cm" svg:height="1.112cm" svg:x="17.04cm" svg:y="5.977cm">
          <draw:text-box>
            <text:p><text:span text:style-name="T1">Res.Group Z</text:span></text:p>
          </draw:text-box>
        </draw:frame>
        <draw:frame draw:style-name="gr4" draw:text-style-name="P2" draw:layer="layout" svg:width="1.645cm" svg:height="1.578cm" svg:x="27.271cm" svg:y="17.342cm">
          <draw:image xlink:href="Pictures/10001E4D000012B5000011289E56AD2A4F496474.svg" xlink:type="simple" xlink:show="embed" xlink:actuate="onLoad" draw:mime-type="image/svg+xml">
            <text:p/>
          </draw:image>
          <draw:image xlink:href="Pictures/10000001000000B5000000A6421BF48000432E27.png" xlink:type="simple" xlink:show="embed" xlink:actuate="onLoad" draw:mime-type="image/png"/>
        </draw:frame>
        <draw:frame draw:style-name="gr11" draw:text-style-name="P4" draw:layer="layout" svg:width="2.314cm" svg:height="0.765cm" svg:x="0.601cm" svg:y="16.35cm">
          <draw:text-box>
            <text:p><text:span text:style-name="T2">Customer</text:span></text:p>
          </draw:text-box>
        </draw:frame>
        <draw:frame draw:style-name="gr4" draw:text-style-name="P2" draw:layer="layout" svg:width="1.404cm" svg:height="1.468cm" svg:x="14.489cm" svg:y="15.317cm">
          <draw:image xlink:href="Pictures/10000532000001DC000001DC084A167CBC806673.svg" xlink:type="simple" xlink:show="embed" xlink:actuate="onLoad" draw:mime-type="image/svg+xml">
            <text:p/>
          </draw:image>
          <draw:image xlink:href="Pictures/100000010000001200000012A1AC83D321DED24D.png" xlink:type="simple" xlink:show="embed" xlink:actuate="onLoad" draw:mime-type="image/png"/>
          <svg:title>Icon-compute-21</svg:title>
        </draw:frame>
        <draw:frame draw:style-name="gr4" draw:text-style-name="P2" draw:layer="layout" svg:width="1.404cm" svg:height="1.468cm" svg:x="11.35cm" svg:y="15.201cm">
          <draw:image xlink:href="Pictures/10000C06000001F7000001F73409F95105719E30.svg" xlink:type="simple" xlink:show="embed" xlink:actuate="onLoad" draw:mime-type="image/svg+xml">
            <text:p/>
          </draw:image>
          <draw:image xlink:href="Pictures/1000000100000013000000135D8BD4CD8A9999A6.png" xlink:type="simple" xlink:show="embed" xlink:actuate="onLoad" draw:mime-type="image/png"/>
          <svg:title>Icon-web-41</svg:title>
        </draw:frame>
        <draw:frame draw:style-name="gr4" draw:text-style-name="P2" draw:layer="layout" svg:width="1.404cm" svg:height="1.468cm" svg:x="17.628cm" svg:y="15.317cm">
          <draw:image xlink:href="Pictures/10000485000001F7000001F73AFA0144116D203E.svg" xlink:type="simple" xlink:show="embed" xlink:actuate="onLoad" draw:mime-type="image/svg+xml">
            <text:p/>
          </draw:image>
          <draw:image xlink:href="Pictures/1000000100000013000000130993DB46E93821E5.png" xlink:type="simple" xlink:show="embed" xlink:actuate="onLoad" draw:mime-type="image/png"/>
          <svg:title>Icon-storage-86</svg:title>
        </draw:frame>
        <draw:frame draw:style-name="gr12" draw:text-style-name="P4" draw:layer="layout" svg:width="2.244cm" svg:height="0.765cm" svg:x="26.92cm" svg:y="16.35cm">
          <draw:text-box>
            <text:p><text:span text:style-name="T2">Publisher</text:span></text:p>
          </draw:text-box>
        </draw:frame>
        <draw:frame draw:style-name="gr4" draw:text-style-name="P2" xml:id="id1" draw:id="id1" draw:layer="layout" svg:width="2.246cm" svg:height="2.35cm" svg:x="2.917cm" svg:y="1.154cm">
          <draw:image xlink:href="Pictures/100005FF000001F7000001F749F48E44267529DE.svg" xlink:type="simple" xlink:show="embed" xlink:actuate="onLoad" draw:mime-type="image/svg+xml">
            <text:p/>
          </draw:image>
          <draw:image xlink:href="Pictures/10000001000000130000001384E27BE5D155F4D8.png" xlink:type="simple" xlink:show="embed" xlink:actuate="onLoad" draw:mime-type="image/png"/>
          <svg:title>Icon-general-8</svg:title>
        </draw:frame>
        <draw:custom-shape draw:name="Prohibited" draw:style-name="gr13" draw:text-style-name="P5" draw:layer="layout" svg:width="1.657cm" svg:height="1.733cm" svg:x="23.762cm" svg:y="15.25cm">
          <text:p/>
          <draw:enhanced-geometry svg:viewBox="0 0 21600 21600" draw:glue-points="10800 0 3163 3163 0 10800 3163 18437 10800 21600 18437 18437 21600 10800 18437 3163" draw:text-areas="3163 3163 18437 18437" draw:type="forbidden" draw:modifiers="1894.92626843289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3" draw:layer="layout" svg:width="6.474cm" svg:height="1.112cm" svg:x="5.028cm" svg:y="2.034cm">
          <draw:text-box>
            <text:p><text:span text:style-name="T1">Azure Portal</text:span></text:p>
          </draw:text-box>
        </draw:frame>
        <draw:connector draw:style-name="gr15" draw:text-style-name="P6" draw:layer="layout" svg:x1="4.04cm" svg:y1="3.504cm" svg:x2="7.939cm" svg:y2="6.556cm" draw:start-shape="id1" draw:start-glue-point="2" draw:end-shape="id2" draw:end-glue-point="3" svg:d="M4040 3504v3052h3899" svg:viewBox="0 0 3900 3053">
          <text:p/>
        </draw:connector>
        <draw:connector draw:style-name="gr15" draw:text-style-name="P6" draw:layer="layout" svg:x1="4.04cm" svg:y1="3.504cm" svg:x2="9.487cm" svg:y2="13.84cm" draw:start-shape="id1" draw:start-glue-point="2" draw:end-shape="id3" draw:end-glue-point="3" svg:d="M4040 3504v10336h5447" svg:viewBox="0 0 5448 10337">
          <text:p/>
        </draw:connector>
        <draw:frame draw:style-name="gr4" draw:text-style-name="P2" draw:layer="layout" svg:width="1.628cm" svg:height="1.938cm" svg:x="9.925cm" svg:y="7.54cm">
          <draw:image xlink:href="Pictures/100000010000003A0000003F4E05E7926F53B413.png" xlink:type="simple" xlink:show="embed" xlink:actuate="onLoad" draw:mime-type="image/png">
            <text:p/>
          </draw:image>
        </draw:frame>
        <draw:frame draw:style-name="gr16" draw:text-style-name="P7" draw:layer="layout" svg:width="5.636cm" svg:height="0.932cm" svg:x="8.314cm" svg:y="9.549cm">
          <draw:text-box>
            <text:p><text:span text:style-name="T3">Managed Application</text:span></text:p>
          </draw:text-box>
        </draw:frame>
        <draw:frame draw:style-name="gr17" draw:text-style-name="P8" draw:layer="layout" svg:width="2.516cm" svg:height="0.79cm" svg:x="13.937cm" svg:y="16.718cm">
          <draw:text-box>
            <text:p><text:span text:style-name="T4">SUMa VM</text:span></text:p>
          </draw:text-box>
        </draw:frame>
        <draw:frame draw:style-name="gr18" draw:text-style-name="P8" draw:layer="layout" svg:width="2.061cm" svg:height="0.79cm" svg:x="17.446cm" svg:y="16.718cm">
          <draw:text-box>
            <text:p><text:span text:style-name="T4">Storage</text:span></text:p>
          </draw:text-box>
        </draw:frame>
        <draw:frame draw:style-name="gr19" draw:text-style-name="P8" draw:layer="layout" svg:width="2.457cm" svg:height="0.79cm" svg:x="10.778cm" svg:y="16.718cm">
          <draw:text-box>
            <text:p><text:span text:style-name="T4">Network</text:span></text:p>
          </draw:text-box>
        </draw:frame>
        <draw:frame draw:style-name="gr4" draw:text-style-name="P2" draw:layer="layout" svg:width="2.246cm" svg:height="2.35cm" svg:x="26.017cm" svg:y="1.615cm">
          <draw:image xlink:href="Pictures/100005FF000001F7000001F749F48E44267529DE.svg" xlink:type="simple" xlink:show="embed" xlink:actuate="onLoad" draw:mime-type="image/svg+xml">
            <text:p/>
          </draw:image>
          <draw:image xlink:href="Pictures/10000001000000130000001384E27BE5D155F4D8.png" xlink:type="simple" xlink:show="embed" xlink:actuate="onLoad" draw:mime-type="image/png"/>
          <svg:title>Icon-general-8</svg:title>
        </draw:frame>
        <draw:frame draw:style-name="gr20" draw:text-style-name="P9" draw:layer="layout" svg:width="3.654cm" svg:height="2.215cm" svg:x="25.371cm" svg:y="3.967cm">
          <draw:text-box>
            <text:p text:style-name="P6"><text:span text:style-name="T3">Marketplace</text:span></text:p>
            <text:p text:style-name="P6"><text:span text:style-name="T3">Billing</text:span></text:p>
            <text:p text:style-name="P6"><text:span text:style-name="T3">API</text:span></text:p>
          </draw:text-box>
        </draw:frame>
        <draw:line draw:style-name="gr21" draw:text-style-name="P2" draw:layer="layout" svg:x1="12.883cm" svg:y1="13.529cm" svg:x2="12.883cm" svg:y2="10.592cm">
          <text:p/>
        </draw:line>
        <draw:frame draw:style-name="gr22" draw:text-style-name="P10" draw:layer="layout" svg:width="4.429cm" svg:height="0.882cm" svg:x="12.98cm" svg:y="11.85cm">
          <draw:text-box>
            <text:p><text:span text:style-name="T5">Emit billing meter</text:span></text:p>
          </draw:text-box>
        </draw:frame>
        <draw:connector draw:style-name="gr23" draw:text-style-name="P6" draw:layer="layout" draw:line-skew="-4.739cm" svg:x1="13.917cm" svg:y1="8.784cm" svg:x2="25.405cm" svg:y2="3.87cm" draw:start-shape="id4" draw:start-glue-point="1" draw:end-shape="id5" draw:end-glue-point="3" svg:d="M13917 8784h1005v-4914h10483" svg:viewBox="0 0 11489 49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5" draw:display-name="Linienspitzen 5" svg:viewBox="0 0 20 40" svg:d="M0 40l10-40 10 40z"/>
    <draw:marker draw:name="Linienspitzen_20_6" draw:display-name="Linienspitzen 6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0.1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1:50:40.501115181</meta:creation-date>
    <dc:date>2024-02-19T16:31:08.775201863</dc:date>
    <meta:editing-duration>PT24M31S</meta:editing-duration>
    <meta:editing-cycles>5</meta:editing-cycles>
    <meta:generator>LibreOffice/7.6.2.1$Linux_X86_64 LibreOffice_project/60$Build-1</meta:generator>
    <meta:document-statistic meta:object-count="42"/>
  </office:meta>
</office:document-meta>
</file>